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580000001FBE68BA1CE70CB5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Preformatted_20_Text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Preformatted_20_Text">
      <style:text-properties fo:font-size="14pt" officeooo:paragraph-rsid="000ed363" style:font-size-asian="14pt" style:font-size-complex="14pt"/>
    </style:style>
    <style:style style:name="P3" style:family="paragraph" style:parent-style-name="Preformatted_20_Text">
      <style:text-properties fo:font-size="10pt" officeooo:paragraph-rsid="001ca4c1" style:font-size-asian="10pt" style:font-size-complex="10pt"/>
    </style:style>
    <style:style style:name="P4" style:family="paragraph" style:parent-style-name="Preformatted_20_Text">
      <style:text-properties officeooo:paragraph-rsid="001b5ef3"/>
    </style:style>
    <style:style style:name="P5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paragraph-rsid="00085815"/>
    </style:style>
    <style:style style:name="P6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paragraph-rsid="000c0114"/>
    </style:style>
    <style:style style:name="P7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paragraph-rsid="0008758c"/>
    </style:style>
    <style:style style:name="P8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paragraph-rsid="000a5310"/>
    </style:style>
    <style:style style:name="P9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paragraph-rsid="0015fc1b"/>
    </style:style>
    <style:style style:name="P10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paragraph-rsid="0010c817"/>
    </style:style>
    <style:style style:name="P11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rsid="0015fc1b" officeooo:paragraph-rsid="0015fc1b"/>
    </style:style>
    <style:style style:name="P12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rsid="0010c817" officeooo:paragraph-rsid="0015fc1b"/>
    </style:style>
    <style:style style:name="P13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rsid="0010c817" officeooo:paragraph-rsid="0017468e"/>
    </style:style>
    <style:style style:name="P14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rsid="000c0114" officeooo:paragraph-rsid="000d703c"/>
    </style:style>
    <style:style style:name="P15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rsid="000c0114" officeooo:paragraph-rsid="000dfc46"/>
    </style:style>
    <style:style style:name="P16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rsid="000e34b5" officeooo:paragraph-rsid="000e34b5"/>
    </style:style>
    <style:style style:name="P17" style:family="paragraph" style:parent-style-name="Preformatted_20_Text" style:list-style-name="L1">
      <style:paragraph-properties fo:margin-top="0in" fo:margin-bottom="0.1598in" style:contextual-spacing="false"/>
      <style:text-properties officeooo:paragraph-rsid="000d703c"/>
    </style:style>
    <style:style style:name="P18" style:family="paragraph" style:parent-style-name="Preformatted_20_Text">
      <style:paragraph-properties fo:margin-top="0in" fo:margin-bottom="0.1598in" style:contextual-spacing="false" fo:line-height="115%" fo:text-align="start" style:justify-single-word="false"/>
      <style:text-properties fo:font-size="10pt" officeooo:paragraph-rsid="001e75a6" style:font-size-asian="10pt" style:font-size-complex="10pt"/>
    </style:style>
    <style:style style:name="T1" style:family="text">
      <style:text-properties officeooo:rsid="00085815"/>
    </style:style>
    <style:style style:name="T2" style:family="text">
      <style:text-properties officeooo:rsid="0008758c"/>
    </style:style>
    <style:style style:name="T3" style:family="text">
      <style:text-properties fo:font-size="10pt" style:font-name-asian="Noto Sans Mono CJK SC" style:font-size-asian="10pt" style:font-name-complex="Liberation Mono" style:font-size-complex="10pt"/>
    </style:style>
    <style:style style:name="T4" style:family="text">
      <style:text-properties fo:font-size="10pt" officeooo:rsid="000a5310" style:font-name-asian="Noto Sans Mono CJK SC" style:font-size-asian="10pt" style:font-name-complex="Liberation Mono" style:font-size-complex="10pt"/>
    </style:style>
    <style:style style:name="T5" style:family="text">
      <style:text-properties fo:font-size="10pt" officeooo:rsid="000c0114" style:font-name-asian="Noto Sans Mono CJK SC" style:font-size-asian="10pt" style:font-name-complex="Liberation Mono" style:font-size-complex="10pt"/>
    </style:style>
    <style:style style:name="T6" style:family="text">
      <style:text-properties fo:font-size="10pt" officeooo:rsid="0008758c" style:font-name-asian="Noto Sans Mono CJK SC" style:font-size-asian="10pt" style:font-name-complex="Liberation Mono" style:font-size-complex="10pt"/>
    </style:style>
    <style:style style:name="T7" style:family="text">
      <style:text-properties fo:font-size="10pt" officeooo:rsid="000dfc46" style:font-name-asian="Noto Sans Mono CJK SC" style:font-size-asian="10pt" style:font-name-complex="Liberation Mono" style:font-size-complex="10pt"/>
    </style:style>
    <style:style style:name="T8" style:family="text">
      <style:text-properties fo:font-size="10pt" officeooo:rsid="0010c817" style:font-name-asian="Noto Sans Mono CJK SC" style:font-size-asian="10pt" style:font-name-complex="Liberation Mono" style:font-size-complex="10pt"/>
    </style:style>
    <style:style style:name="T9" style:family="text">
      <style:text-properties fo:font-size="10pt" officeooo:rsid="0015fc1b" style:font-name-asian="Noto Sans Mono CJK SC" style:font-size-asian="10pt" style:font-name-complex="Liberation Mono" style:font-size-complex="10pt"/>
    </style:style>
    <style:style style:name="T10" style:family="text">
      <style:text-properties fo:font-size="10pt" fo:font-style="italic" fo:font-weight="bold" officeooo:rsid="0015fc1b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11" style:family="text">
      <style:text-properties officeooo:rsid="000a5310"/>
    </style:style>
    <style:style style:name="T12" style:family="text">
      <style:text-properties officeooo:rsid="000b0df1"/>
    </style:style>
    <style:style style:name="T13" style:family="text">
      <style:text-properties officeooo:rsid="000c0114"/>
    </style:style>
    <style:style style:name="T14" style:family="text">
      <style:text-properties officeooo:rsid="000d703c"/>
    </style:style>
    <style:style style:name="T15" style:family="text">
      <style:text-properties officeooo:rsid="000dfc46"/>
    </style:style>
    <style:style style:name="T16" style:family="text">
      <style:text-properties officeooo:rsid="0010c817"/>
    </style:style>
    <style:style style:name="T17" style:family="text">
      <style:text-properties officeooo:rsid="0015fc1b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15fc1b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17468e" style:font-style-asian="italic" style:font-weight-asian="bold" style:font-style-complex="italic" style:font-weight-complex="bold"/>
    </style:style>
    <style:style style:name="T21" style:family="text">
      <style:text-properties officeooo:rsid="0017468e"/>
    </style:style>
    <style:style style:name="T22" style:family="text">
      <style:text-properties officeooo:rsid="00183976"/>
    </style:style>
    <style:style style:name="T23" style:family="text">
      <style:text-properties officeooo:rsid="001a2c0e"/>
    </style:style>
    <style:style style:name="T24" style:family="text">
      <style:text-properties style:font-name="DejaVu Serif1"/>
    </style:style>
    <style:style style:name="T25" style:family="text">
      <style:text-properties style:font-name="DejaVu Serif1" officeooo:rsid="001dfd41"/>
    </style:style>
    <style:style style:name="T26" style:family="text">
      <style:text-properties style:font-name="DejaVu Serif1" officeooo:rsid="000c0114"/>
    </style:style>
    <style:style style:name="T27" style:family="text">
      <style:text-properties style:font-name="DejaVu Serif1" officeooo:rsid="000d703c"/>
    </style:style>
    <style:style style:name="T28" style:family="text">
      <style:text-properties officeooo:rsid="001b5ef3"/>
    </style:style>
    <style:style style:name="T29" style:family="text">
      <style:text-properties officeooo:rsid="001ca4c1"/>
    </style:style>
    <style:style style:name="T30" style:family="text">
      <style:text-properties officeooo:rsid="001dfd41"/>
    </style:style>
    <style:style style:name="T31" style:family="text">
      <style:text-properties fo:font-size="12pt" fo:font-style="italic" officeooo:rsid="001a2c0e" style:font-size-asian="12pt" style:font-style-asian="italic" style:font-size-complex="12pt" style:font-style-complex="italic"/>
    </style:style>
    <style:style style:name="T32" style:family="text">
      <style:text-properties fo:font-size="12pt" fo:font-style="italic" officeooo:rsid="0012a3b2" style:font-size-asian="12pt" style:font-style-asian="italic" style:font-size-complex="12pt" style:font-style-complex="italic"/>
    </style:style>
    <style:style style:name="T33" style:family="text">
      <style:text-properties fo:font-size="12pt" fo:font-style="italic" officeooo:rsid="001b5ef3" style:font-size-asian="12pt" style:font-style-asian="italic" style:font-size-complex="12pt" style:font-style-complex="italic"/>
    </style:style>
    <style:style style:name="T34" style:family="text">
      <style:text-properties officeooo:rsid="001f5d4f"/>
    </style:style>
    <style:style style:name="fr1" style:family="graphic" style:parent-style-name="Graphics">
      <style:graphic-properties fo:margin-left="0in" fo:margin-right="0.0799in" fo:margin-top="0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3098in" fo:margin-left="0.8098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4402in" fo:margin-left="1.1902in"/>
        </style:list-level-properties>
      </text:list-level-style-number>
      <text:list-level-style-number text:level="4" text:style-name="Numbering_20_Symbols" style:num-suffix=". " style:num-format="1" text:display-levels="4">
        <style:list-level-properties text:list-level-position-and-space-mode="label-alignment">
          <style:list-level-label-alignment text:label-followed-by="space" fo:text-indent="-0.6in" fo:margin-left="1.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teps to Start a New LibreOffice Extension Project</text:p>
      <text:p text:style-name="P2">without LOEclipse-provided <text:span text:style-name="T34">S</text:span>keleton <text:span text:style-name="T34">C</text:span>ode</text:p>
      <text:p text:style-name="P3"/>
      <text:p text:style-name="P3"><text:span text:style-name="T30">Copyright © 2021 </text:span><text:span text:style-name="T29">David Yockey</text:span></text:p>
      <text:p text:style-name="P3"><draw:a xlink:type="simple" xlink:href="https://creativecommons.org/licenses/by-sa/4.0/"><draw:frame draw:style-name="fr1" draw:name="Image1" text:anchor-type="paragraph" svg:x="0in" svg:y="0.1799in" svg:width="0.9374in" svg:height="0.3437in" draw:z-index="0"><draw:image xlink:href="Pictures/10000201000000580000001FBE68BA1CE70CB597.png" xlink:type="simple" xlink:show="embed" xlink:actuate="onLoad" draw:mime-type="image/png"/><svg:title>Creative Commons License</svg:title></draw:frame></draw:a></text:p>
      <text:p text:style-name="P18"><text:span text:style-name="T24">This work is licensed under a </text:span><text:a xlink:type="simple" xlink:href="https://creativecommons.org/licenses/by-sa/4.0/" text:style-name="Internet_20_link" text:visited-style-name="Visited_20_Internet_20_Link"><text:span text:style-name="T24">Creative Commons Attribution-ShareAlike 4.0 International License</text:span></text:a><text:span text:style-name="T24">.</text:span><text:span text:style-name="T25"> </text:span>To view a copy of the license,<text:span text:style-name="T30"> </text:span>visit<text:span text:style-name="T30"> </text:span><text:span text:style-name="T25">https://creativecommons.org/licenses/by-sa/4.0/</text:span></text:p>
      <text:p text:style-name="P4"><text:span text:style-name="T31">B</text:span><text:span text:style-name="T32">e meticulous</text:span><text:span text:style-name="T33"> </text:span><text:span text:style-name="T32">but flexible when following </text:span><text:span text:style-name="T33">this, as it's less than perfect...</text:span></text:p>
      <text:p text:style-name="P1"/>
      <text:p text:style-name="P1">(Est. Setup Time: 30 to 90 minutes, depending on human error and/or exigencies)</text:p>
      <text:p text:style-name="Preformatted_20_Text"/>
      <text:list xml:id="list980324547" text:style-name="L1">
        <text:list-item>
          <text:p text:style-name="P5"><text:span text:style-name="T22">Get </text:span>`libreoffice-starter-extension-master.zip` <text:span text:style-name="T22">from https://github.com/smehrbrodt/libreoffice-starter-extension and unzip it </text:span>to a workspace (e.g. Workspace_UNO)</text:p>
        </text:list-item>
        <text:list-item>
          <text:p text:style-name="P5">Import the project from 'libreoffice-starter-extension-master' into Eclipse:</text:p>
          <text:list>
            <text:list-item>
              <text:p text:style-name="P5">`Import &gt; Existing Projects into Workspace &gt; Next button &gt; Browse...`</text:p>
            </text:list-item>
            <text:list-item>
              <text:p text:style-name="P5">Navigate to 'libreoffice-starter-extension-master' and click the Open button</text:p>
            </text:list-item>
            <text:list-item>
              <text:p text:style-name="P5">Click the Finish button</text:p>
            </text:list-item>
          </text:list>
        </text:list-item>
        <text:list-item>
          <text:p text:style-name="P5">Create LOEclipse <text:span text:style-name="T23">f</text:span>ramework sans skeleton code:</text:p>
          <text:list>
            <text:list-item>
              <text:p text:style-name="P5">Click the LOEclipse toolbar button (or select `New &gt; Project... &gt; LibreOffice &gt; Extension project &gt; Next`)</text:p>
            </text:list-item>
            <text:list-item>
              <text:p text:style-name="P5">Enter a 'Project name' sans spaces (e.g. 'MyExtension')</text:p>
            </text:list-item>
            <text:list-item>
              <text:p text:style-name="P5">Change the 'Root package' (e.g to 'net.diffengine.myextension')</text:p>
            </text:list-item>
            <text:list-item>
              <text:p text:style-name="P5">Make sure 'LibreOffice' and 'SDK' entries are set and appropriate</text:p>
            </text:list-item>
            <text:list-item>
              <text:p text:style-name="P5">If tests are not desired, click Next and uncheck 'Include base clases for tests'</text:p>
            </text:list-item>
            <text:list-item>
              <text:p text:style-name="P5">If interface config is desired, click Next(s) to get to configuration dialogs</text:p>
            </text:list-item>
            <text:list-item>
              <text:p text:style-name="P5">When done, click the Finish button</text:p>
            </text:list-item>
            <text:list-item>
              <text:p text:style-name="P5">Close any external editor automatically opened to an empty implementation file</text:p>
            </text:list-item>
          </text:list>
        </text:list-item>
        <text:list-item>
          <text:p text:style-name="P5">Copy code from 'libreoffice-starter-extension-master' to <text:span text:style-name="T2">new project</text:span> and modify it as needed:</text:p>
          <text:list>
            <text:list-item>
              <text:p text:style-name="P6">Copy `StarterProjectImpl.java` from 'libreoffice-starter-extension-master<text:span text:style-name="T12">/</text:span>source/org.libreoffice.example.comp' to <text:span text:style-name="T1">'</text:span>source'<text:span text:style-name="T2"> in </text:span>the analogous 'comp' package in <text:span text:style-name="T1">new project.</text:span></text:p>
            </text:list-item>
            <text:list-item>
              <text:p text:style-name="P6">If example toolbar and dialog <text:span text:style-name="T5">are</text:span> needed:</text:p>
              <text:list>
                <text:list-item>
                  <text:p text:style-name="P7">Copy packages `org.libreoffice.example.dialog` and<text:span text:style-name="T2"> `o</text:span>rg.libreoffice.example.helper` to <text:span text:style-name="T2">'</text:span>source<text:span text:style-name="T2">'</text:span> in the new project root</text:p>
                </text:list-item>
                <text:list-item>
                  <text:p text:style-name="P8">Copy the dialog folder and its contents to the new project root</text:p>
                </text:list-item>
                <text:list-item>
                  <text:p text:style-name="P8">Copy the images folder and its contents to the new project root</text:p>
                </text:list-item>
                <text:list-item>
                  <text:p text:style-name="P8">Copy the registry folder and its contents to the new project root</text:p>
                  <text:list>
                    <text:list-item>
                      <text:p text:style-name="P9"><text:span text:style-name="T19">Manually edit</text:span><text:span text:style-name="T17"> </text:span>`registry/org/openoffice/Office/UI/WriterWindowState.xcu`<text:span text:style-name="T17"> to `org.libreoffice.example.StarterProject` as needed.</text:span></text:p>
                    </text:list-item>
                    <text:list-item>
                      <text:p text:style-name="P9"><text:soft-page-break/><text:span text:style-name="T10">Manually edit</text:span> `registry/org/openoffice/Office/Accelerators.xcu` and `registry/org/openoffice/Office/Addons.xcu`<text:span text:style-name="T17"> to change </text:span>`org.libreoffice.example.StarterProject` as needed<text:span text:style-name="T17">.</text:span></text:p>
                    </text:list-item>
                  </text:list>
                </text:list-item>
                <text:list-item>
                  <text:p text:style-name="P9"><text:span text:style-name="T19">Manually edit</text:span><text:span text:style-name="T17"> </text:span><text:span text:style-name="T4">the new project `</text:span><text:span text:style-name="T17">.idl`</text:span><text:span text:style-name="T11"> file </text:span><text:span text:style-name="T17">to r</text:span>eplace the #include line and service<text:span text:style-name="T17"> </text:span>with those from `StarterProject.idl`, changing 'StarterProject' to <text:span text:style-name="T11">the new project name</text:span></text:p>
                </text:list-item>
              </text:list>
            </text:list-item>
            <text:list-item>
              <text:p text:style-name="P7">Rename the copy of `StarterProjectImpl.java` (e.g. to `MyExtensionImpl.java`)</text:p>
              <text:list>
                <text:list-item>
                  <text:p text:style-name="P7">`Refactor &gt; Rename...`</text:p>
                </text:list-item>
                <text:list-item>
                  <text:p text:style-name="P7">Enter 'New name' (e.g. MyExtensionImpl)</text:p>
                </text:list-item>
                <text:list-item>
                  <text:p text:style-name="P7">Check all boxes</text:p>
                </text:list-item>
                <text:list-item>
                  <text:p text:style-name="P7">Click 'Next'</text:p>
                </text:list-item>
                <text:list-item>
                  <text:p text:style-name="P7">Click 'Next' again</text:p>
                </text:list-item>
                <text:list-item>
                  <text:p text:style-name="P7">Review changes to be made</text:p>
                </text:list-item>
                <text:list-item>
                  <text:p text:style-name="P8">Click 'Finish'</text:p>
                </text:list-item>
              </text:list>
            </text:list-item>
            <text:list-item>
              <text:p text:style-name="P10"><text:span text:style-name="T17">IF</text:span><text:span text:style-name="T16"> </text:span><text:span text:style-name="T21">packages </text:span><text:span text:style-name="T2">`org.libreoffice.example.dialog` </text:span><text:span text:style-name="T5">and</text:span><text:span text:style-name="T2"> </text:span><text:span text:style-name="T11">`</text:span><text:span text:style-name="T2">org.libreoffice.example.</text:span><text:span text:style-name="T6">h</text:span><text:span text:style-name="T4">elper</text:span><text:span text:style-name="T8">` </text:span><text:span text:style-name="T9">WERE</text:span><text:span text:style-name="T8"> </text:span><text:span text:style-name="T11">copied</text:span><text:span text:style-name="T13"> in step 4.2.1</text:span></text:p>
              <text:list>
                <text:list-item>
                  <text:p text:style-name="P10"><text:span text:style-name="T21">Re</text:span><text:span text:style-name="T2">name `org.libreoffice.example.dialog` </text:span><text:span text:style-name="T5">and</text:span><text:span text:style-name="T2"> </text:span><text:span text:style-name="T11">`</text:span><text:span text:style-name="T2">org.libreoffice.example.</text:span><text:span text:style-name="T6">h</text:span><text:span text:style-name="T4">elper</text:span><text:span text:style-name="T2">`</text:span><text:span text:style-name="T11"> </text:span><text:span text:style-name="T2">to match</text:span><text:span text:style-name="T11"> </text:span><text:span text:style-name="T2">new </text:span><text:span text:style-name="T16">project</text:span><text:span text:style-name="T17"> (e.g. change `org.libreoffice.example` to `net.diffengine.myextension`)</text:span></text:p>
                </text:list-item>
                <text:list-item>
                  <text:p text:style-name="P11"><text:span text:style-name="T18">Manually edit</text:span> `source/net.diffengine.myextension.helper/FileHelper.java` to change <text:span text:style-name="T16">"org.libreoffice.example.</text:span>s<text:span text:style-name="T16">tarter</text:span>p<text:span text:style-name="T16">roject"</text:span> <text:span text:style-name="T16">to match the new project</text:span> (e.g. change `<text:span text:style-name="T16">org.libreoffice.example.</text:span>s<text:span text:style-name="T16">tarter</text:span>p<text:span text:style-name="T16">roject</text:span>` to `net.diffengine.myextension.myextension`)</text:p>
                </text:list-item>
                <text:list-item>
                  <text:p text:style-name="P12"><text:span text:style-name="T18">Manually edit</text:span> <text:span text:style-name="T13">the new `...Impl.java` file</text:span> to <text:span text:style-name="T3">change 'm_serviceNames' from</text:span> "org.libreoffice.example.StarterProject" to match the new project</text:p>
                </text:list-item>
              </text:list>
            </text:list-item>
            <text:list-item>
              <text:p text:style-name="P13"><text:span text:style-name="T17">IF</text:span><text:span text:style-name="T13"> </text:span><text:span text:style-name="T21">packages </text:span><text:span text:style-name="T2">`org.libreoffice.example.dialog`</text:span><text:span text:style-name="T13"> and </text:span><text:span text:style-name="T11">`</text:span><text:span text:style-name="T2">org.libreoffice.example.</text:span><text:span text:style-name="T6">h</text:span><text:span text:style-name="T4">elper</text:span><text:span text:style-name="T2">`</text:span><text:span text:style-name="T13"> </text:span><text:span text:style-name="T9">WERE NOT</text:span><text:span text:style-name="T13"> copied</text:span><text:span text:style-name="T17"> in step 4.2.1</text:span></text:p>
              <text:list>
                <text:list-item>
                  <text:p text:style-name="P13"><text:span text:style-name="T20">M</text:span><text:span text:style-name="T19">anually edit</text:span><text:span text:style-name="T17"> </text:span><text:span text:style-name="T13">the new `...Impl.java` file </text:span><text:span text:style-name="T17">to </text:span><text:span text:style-name="T14">comment out or delete unnecessary code referring to them</text:span><text:span text:style-name="T13">.</text:span></text:p>
                </text:list-item>
              </text:list>
            </text:list-item>
          </text:list>
        </text:list-item>
        <text:list-item>
          <text:p text:style-name="P14"><text:span text:style-name="T7">Add</text:span> extension info</text:p>
          <text:list>
            <text:list-item>
              <text:p text:style-name="P15"><text:span text:style-name="T7">Add</text:span> <text:span text:style-name="T15">a description file with a description to be displayed in LibreOffice's Extension Manager (e.g. add a </text:span>description<text:span text:style-name="T15"> folder containing a file </text:span>desc<text:span text:style-name="T15">ription</text:span>_en.txt<text:span text:style-name="T15"> containing the description)</text:span></text:p>
            </text:list-item>
            <text:list-item>
              <text:p text:style-name="P15"><text:span text:style-name="T15">Add the description file to the "Description file" entry in</text:span> `description.xml`</text:p>
            </text:list-item>
          </text:list>
        </text:list-item>
        <text:list-item>
          <text:p text:style-name="P16">Add Package content</text:p>
          <text:list>
            <text:list-item>
              <text:p text:style-name="P16">Open package.properties</text:p>
            </text:list-item>
            <text:list-item>
              <text:p text:style-name="P16">Check <text:span text:style-name="T3">resources</text:span> to include in extension (e.g. description, dialog, images, and/or registry)</text:p>
            </text:list-item>
          </text:list>
        </text:list-item>
        <text:list-item>
          <text:p text:style-name="P14">Finalize configuration</text:p>
          <text:list>
            <text:list-item>
              <text:p text:style-name="P14">Set up a Run Configuration of type "LibreOffice Application"<text:span text:style-name="T14"> to facilitate installation of the extension and automatic launch of LibreOffice</text:span></text:p>
            </text:list-item>
            <text:list-item>
              <text:p text:style-name="P17"><text:span text:style-name="T26">Uncheck `Project &gt; Build Automatically`</text:span><text:span text:style-name="T27"> to facilitate generation of an extension .oxt file without launching LibreOffic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font-name-asian="Source Han Serif CN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erif" fo:font-family="'DejaVu Serif'" style:font-style-name="Regular" style:font-family-generic="roman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>
      <style:text-properties style:font-name="DejaVu Serif1" fo:font-family="'DejaVu Serif'" style:font-family-generic="roman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05T13:36:32.037716883</dc:date>
    <dc:creator>David Yockey</dc:creator>
    <meta:editing-duration>PT5H13M36S</meta:editing-duration>
    <meta:editing-cycles>17</meta:editing-cycles>
    <meta:generator>LibreOffice/7.1.5.2$Linux_X86_64 LibreOffice_project/10$Build-2</meta:generator>
    <meta:document-statistic meta:table-count="0" meta:image-count="1" meta:object-count="0" meta:page-count="2" meta:paragraph-count="53" meta:word-count="574" meta:character-count="4557" meta:non-whitespace-character-count="4081"/>
  </office:meta>
</office:document-meta>
</file>